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111111" style:font-name="Source Sans Pro" fo:font-size="24pt" fo:letter-spacing="normal" fo:font-style="normal" fo:font-weight="normal"/>
    </style:style>
    <style:style style:name="P2" style:family="paragraph" style:parent-style-name="Standard">
      <style:text-properties fo:color="#1c1c1c" style:font-name="Tahoma" fo:font-size="12pt" style:font-size-asian="12pt" style:font-size-complex="12pt"/>
    </style:style>
    <style:style style:name="P3" style:family="paragraph" style:parent-style-name="Text_20_body">
      <style:text-properties fo:font-variant="normal" fo:text-transform="none" fo:color="#1c1c1c" style:font-name="Tahoma" fo:font-size="12pt" fo:letter-spacing="normal" fo:font-style="normal" fo:font-weight="normal" officeooo:paragraph-rsid="000b2455" style:font-size-asian="12pt" style:font-size-complex="12pt"/>
    </style:style>
    <style:style style:name="P4" style:family="paragraph" style:parent-style-name="Text_20_body">
      <style:paragraph-properties fo:margin-left="0cm" fo:margin-right="0cm" fo:margin-top="0cm" fo:margin-bottom="0.635cm" loext:contextual-spacing="false" style:line-height-at-least="0.635cm" fo:orphans="2" fo:widows="2" fo:text-indent="0cm" style:auto-text-indent="false" fo:padding="0cm" fo:border="none"/>
      <style:text-properties fo:font-variant="normal" fo:text-transform="none" fo:color="#1c1c1c" style:font-name="Tahoma" fo:font-size="12pt" fo:letter-spacing="normal" fo:font-style="normal" fo:font-weight="normal"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story-title"/>Rozdział 2 - Festiwal</text:h>
      <text:p text:style-name="P3">Jest niedziela, dzień w którym nie ma zajęć i zaczyna się festiwal. Wszyscy bawią się i tańczą, sklepy oferują ogromne zniżki na wszelki asortyment (bo nikt normalnie by niczego nie kupił), a profesorzy-magowie szukają adeptów wywołujących pożary. Ronald siedział w sali lekcyjnej, pod pretekstem uczenia się. Tak naprawdę jednak miał co innego na myśli, zostając w niej. Otóż sala 32, jako jedyna miała widok na cały plac koncertowy. To jest idealne miejsce do wywołania zamieszania. Wszystkie sale wyglądają podobnie, i jakby wystrzelił jakimś super-fajerwerkiem przez okno, nikt nie wiedział by z której sali wyleciał. McDonald jest tu też z innego powodu. Stąd najszybciej jest się dostać do pokoju nauczycielskiego, w którym może znaleźć bardzo ciekawe rzeczy do "wzięcia". Musi w końcu mieć pieniądze na książki i czynsz, a także na przygotowania do podróży jego życia.</text:p>
      <text:p text:style-name="P3">Czas dłużył mu się niemiłosiernie. 10:00, 11:00, 12:00. Koncert miał zacząć się o 20:30. 13:00, 14:00, 15:00. Już minęło 5 godzin, jeszcze kolejne 5 chyba wytrzyma. 16:00, 17:00, 18:00.</text:p>
      <text:p text:style-name="P4">- Cholera - mruknął pod nosem.</text:p>
      <text:p text:style-name="P4">Skończył właśnie ostatnią książkę jaką miał przy sobie. Postanowił przeszukać salę w poszukiwaniu czegoś ciekawego. Znajdują się tu szafki uczniów, niestety zamknięte na klucz. Może uda mu się je otworzyć wytrychem? Trzeba spróbować.</text:p>
      <text:p text:style-name="P4">Ronald zawsze miał przy sobie wytrych, pomimo tego że nie za bardzo umiał się nim posługiwać. Sklepikarz trochę go nauczył, ale bez prawdziwego zamka to nie to samo. Wsunął wytrych do dziurki od klucza jednej z szafek uczniów. Robił to w swoim życiu może dwa, trzy razy. Przekręcił powoli kawałek metalu, szukał odpowiedniej kombinacji. I nagle, zamek puścił. McDonald otworzył szafkę. Znajdowały się w niej bezwartościowe rzeczy, takie jak ołówki, książki czy kartki. Spodziewał się tego, w końcu większość adeptów woli wydawać pieniądze na alkohol niż na ważniejsze rzeczy. Pomyślał, że teraz czas na coś trudniejszego. Podszedł do szafki nauczyciela, wsunął wytrych, i zaczął walkę z najsilniejszym dotąd zamkiem z jakim się spotkał. siedział przy nim jakieś 2 godziny, gdy w końcu udało mu się ją otworzyć. W środku znalazł różnorakie listy do innych nauczycieli (nierzadko zawierające teksty, hmm, perwersyjne), książki, czy pieniądze. Po co nauczycielowi pieniądze w szafce? Nie wiadomo, no ale skoro są to żal nie wziąć. Ronald wziął pieniądze, zamknął szafkę, i spojrzał na zegarek. 20:28. Już za kilka minut rozpocznie się koncert.</text:p>
      <text:p text:style-name="P4">Plac był już przygotowany - jest scena, improwizowane reflektory z kolorowych pochodni (100% prawdziwej magii, bez sztucznych barwników), krzesła dla widowni, no i bufet. Na koncert czekało ponad 500 osób, w większości adepci i profesorzy-magowie, którzy nie <text:soft-page-break/>mogli brać udziału w "normalnych" uroczystościach ("no ale jak to, adept i święto chleba?!"). Wszyscy wyczekiwali upragnionych przez siebie zespołów, którzy za parę chwil mieli pojawić się na scenie, i zagrać największe przeboje. Ronald uświadomił sobie w jak dobrej sytuacji się znalazł -  w szkole było tylko trzech profesorów-magów, którzy siedzieli na parterze. Pokój nauczycielski jest na 5 piętrze, więc ma bardzo dużo czasu na szukanie kosztowności.  Wszystko miał już zaplanowane: Sprawdzenie zaklęciem czy nikogo nie ma w pokoju,  szybkie i ciche przeszukanie sali w poszukiwaniu cennych rzeczy, zatarcie śladów, i wyjście. Miał wszystko dopięte na ostatni guzik, a było to o tyle ważne, że za wejście do niego groziło nawet wyrzucenie ze szkoły.</text:p>
      <text:p text:style-name="P4">McDonald myślał czy wszystko jest już przygotowane, gdy nagle usłyszał to, na co czekał cały dzień:</text:p>
      <text:p text:style-name="P4">- Drogie panie, drodzy panowie, ogłaszam rozpoczęcie XII Festiwalu gier i świateł!</text:p>
      <text:p text:style-name="P4">W końcu! Czekał na to tyle godzin! Szybkim krokiem poszedł prosto do pokoju nauczycielskiego, sprawdził czy nikogo tam nie ma, i natychmiast wszedł. W środku był ogromny stół z różnymi notatkami, kubkami z niedokończoną kawą (jak ma być dokończona, skoro przerwa trwa zaledwie 2 minuty?), i książkami. Przy ścianach znajdywały się szafki, a w rogu postawiona była szafa. Cały pokój oświetlały ogromne okna, sięgające od podłogi aż do sufitu. Widać było stąd jeszcze więcej placu niż w sali 32! Ronald od razu zaczął przeszukiwać szafki i czytać tytuły książek. Wziął to, co wydawało mu się cenne - sprośne listy nauczycieli znajdujące się w szczelnie zamkniętych szafkach (wytrych bardzo pomógł), 5 kopii "Podróży czarodzieja Satorina" i leżące gdzieniegdzie pieniądze. Już miał wychodzić z łupem, gdy kątem oka zobaczył coś, o czym kompletnie zapomniał. Klucze do piwnicy.</text:p>
      <text:p text:style-name="P4">Piwnica w uniwersytecie była szczelnie zamknięta od samego początku, i nikt nie wie dlaczego. Tylko nieliczni nauczyciele wiedzą co tam może być, ale nawet oni nigdy tam nie zaglądali. Wiele osób próbowało tam wejść, lecz wrota do niej okazały się za mocne nawet dla najsilniejszych zaklęć czy broni. Poza tym wszystkie te osoby zostały wyrzucone ze szkoły chwilę po ich występku.</text:p>
      <text:p text:style-name="P4">McDonald cofnął się do pokoju, i wziął klucze. Może w końcu zobaczy co jest w piwnicy. Już miał wychodzić, gdy usłyszał coraz bliższe kroki. W ostatnim momencie schował się w szafie, jak otworzyły się drzwi. Od razu wiedział że to nie jest nauczyciel. Słychać było jak ktoś nerwowo przeszukuje pokój, w poszukiwaniu czegoś... lub kogoś. Osoba ta klęła pod nosem, nie mogąc tego znaleźć, aż nagle do pokoju wszedł ktoś jeszcze. Ronald popatrzył przez dziurkę od klucza - to był nauczyciel. </text:p>
      <text:p text:style-name="P4"><text:soft-page-break/>- Stój! Nie ruszaj się! - krzyknął.</text:p>
      <text:p text:style-name="P4">- Ha, bo co mi zrobisz?</text:p>
      <text:p text:style-name="P4">Bez chwili zawahania profesor-czarodziej wystrzelił magicznego fajerwerka prosto w złodzieja. Odrzuciło go prosto na okno, które już wcześniej miało zepsute zawiasy. Ronald nie widział co działo się dalej, tylko słyszał tłuczące się szkło, i wystrzały tysiąca fajerwerków. Najwyraźniej adepci wzięli światło z pokoju nauczycielskiego za znak rozpoczęcia świetlanej części festiwalu. Nauczyciel natychmiastowo wybiegł z pokoju, a Ronald wyszedł z szafy. Wszędzie było pobite szkło, na dworze słychać było śpiewanie i wesołe krzyki adeptów. Nikt nie zauważył najwidoczniej że ktoś wypadł z 5 piętra.</text:p>
      <text:p text:style-name="P4">McDonald wyszedł z uniwersytetu, i skierował się od razu do przepychadła. Dzisiaj akurat nie było tutaj nikogo, tylko pojedyńcze osoby które też nie brały udziału w zabawie. Szybkim krokiem doszedł niepostrzeżenie do jego ulubionego sklepu, aby przedstawić sklepikarzowi swoje łupy. Sklepikarz widząc go znowu się ucieszył, że i tym razem Ronowi (bo tak go nazywał) nic się nie stało.</text:p>
      <text:p text:style-name="P4">- Ron! Jak miło cię widać! Coś tam znowu przyniósł?</text:p>
      <text:p text:style-name="P4">- Sam zobacz, nie wiem ile to jest warte - pokazał mu książki i listy.</text:p>
      <text:p text:style-name="P4">- Uuu, podróże czarodzieja Satorina, to się sprzeda! A te listy... czekaj, to są listy nauczycieli?!</text:p>
      <text:p text:style-name="P4">- Prosto z pokoju nauczycielskiego</text:p>
      <text:p text:style-name="P4">- Cholera... tego się nie spodziewałem. Zobaczę co da się z tym zrobić, ale jestem pewny że nie będą z tego małe pieniądze. Gazety szkolne wezmą każdą plotkę, a tym bardziej jeśli jest prawdziwa. </text:p>
      <text:p text:style-name="P4">- Jest jeszcze jedna rzecz</text:p>
      <text:p text:style-name="P4">- Masz coś jeszcze?</text:p>
      <text:p text:style-name="P4">- Tak, klucze do piwnicy.</text:p>
      <text:p text:style-name="P4">Sklepikarz oniemiał. Ronald wiedział że tak będzie, w końcu sklepikarz był kiedyś nauczycielem w uniwersytecie. Został wyrzucony za próbę wejścia do piwnicy.</text:p>
      <text:p text:style-name="P4"><text:soft-page-break/>- Ja... nie wiem co powiedzieć. Poczekaj chwilę - wybiegł na zaplecze.</text:p>
      <text:p text:style-name="P4">McDonald był pewny, że prędzej czy później sprzeda mu klucze, i to za nie małe pieniądze. Jednak to, co zobaczył, przerosło jego najśmielsze oczekiwani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8:41:38.223000000</meta:creation-date>
    <dc:date>2017-06-27T18:43:07.336000000</dc:date>
    <meta:editing-duration>PT1M29S</meta:editing-duration>
    <meta:editing-cycles>1</meta:editing-cycles>
    <meta:document-statistic meta:table-count="0" meta:image-count="0" meta:object-count="0" meta:page-count="4" meta:paragraph-count="27" meta:word-count="1146" meta:character-count="7361" meta:non-whitespace-character-count="6237"/>
    <meta:generator>LibreOffice/5.3.3.2$Windows_X86_64 LibreOffice_project/3d9a8b4b4e538a85e0782bd6c2d430bafe583448</meta:generator>
  </office:meta>
</office:document-meta>
</file>